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7B763C38351B888B.png" manifest:media-type="image/png"/>
  <manifest:file-entry manifest:full-path="Pictures/100002010000012C00000041FB3B55A81A68C668.png" manifest:media-type="image/png"/>
  <manifest:file-entry manifest:full-path="Pictures/10000201000001C70000013BC62B2C9F0716255A.png" manifest:media-type="image/png"/>
  <manifest:file-entry manifest:full-path="Pictures/10000201000001C70000013B0C38BEE8926534B4.png" manifest:media-type="image/png"/>
  <manifest:file-entry manifest:full-path="Pictures/10000201000001C70000013B22800EB7BA31F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03cm"/>
    </style:style>
    <style:style style:name="gr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275cm" fo:min-width="7.88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99ff33" draw:marker-start-width="0.321cm" draw:marker-end-width="0.321cm" draw:fill="none" draw:textarea-horizontal-align="justify" draw:textarea-vertical-align="middle" draw:auto-grow-height="false" fo:min-height="9.195cm" fo:min-width="7.802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text-properties fo:font-size="14pt" fo:font-weight="bold"/>
    </style:style>
    <style:style style:name="P7" style:family="paragraph">
      <loext:graphic-properties draw:fill="none" draw:fill-color="#ffffff"/>
      <style:text-properties fo:font-size="14pt" fo:font-weight="bold"/>
    </style:style>
    <style:style style:name="T1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74cm" svg:height="1.033cm" svg:x="2.885cm" svg:y="5.63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0.978cm" svg:y="10.632cm">
          <draw:image xlink:href="Pictures/10000201000001C70000013BC62B2C9F0716255A.png" xlink:type="simple" xlink:show="embed" xlink:actuate="onLoad">
            <text:p/>
          </draw:image>
        </draw:frame>
        <draw:frame draw:style-name="gr1" draw:text-style-name="P1" draw:layer="layout" svg:width="2.019cm" svg:height="1.397cm" svg:x="5.042cm" svg:y="10.632cm">
          <draw:image xlink:href="Pictures/10000201000001C70000013B0C38BEE8926534B4.png" xlink:type="simple" xlink:show="embed" xlink:actuate="onLoad">
            <text:p/>
          </draw:image>
        </draw:frame>
        <draw:line draw:style-name="gr2" draw:text-style-name="P2" draw:layer="layout" svg:x1="4.522cm" svg:y1="6.413cm" svg:x2="2.235cm" svg:y2="10.632cm">
          <text:p/>
        </draw:line>
        <draw:line draw:style-name="gr2" draw:text-style-name="P2" draw:layer="layout" svg:x1="5.919cm" svg:y1="6.286cm" svg:x2="5.918cm" svg:y2="10.759cm">
          <text:p/>
        </draw:line>
        <draw:frame draw:style-name="gr3" draw:text-style-name="P3" draw:layer="layout" svg:width="1.299cm" svg:height="0.853cm" svg:x="4.619cm" svg:y="4.663cm">
          <draw:text-box>
            <text:p><text:span text:style-name="T1">S1</text:span></text:p>
          </draw:text-box>
        </draw:frame>
        <draw:frame draw:style-name="gr1" draw:text-style-name="P1" draw:layer="layout" svg:width="4.774cm" svg:height="1.033cm" svg:x="13.186cm" svg:y="5.63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13.424cm" svg:y="10.759cm">
          <draw:image xlink:href="Pictures/10000201000001C70000013B22800EB7BA31FE42.png" xlink:type="simple" xlink:show="embed" xlink:actuate="onLoad">
            <text:p/>
          </draw:image>
        </draw:frame>
        <draw:frame draw:style-name="gr1" draw:text-style-name="P1" draw:layer="layout" svg:width="2.019cm" svg:height="1.397cm" svg:x="18.123cm" svg:y="10.886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4.823cm" svg:y1="6.413cm" svg:x2="14.427cm" svg:y2="10.886cm">
          <text:p/>
        </draw:line>
        <draw:line draw:style-name="gr2" draw:text-style-name="P2" draw:layer="layout" svg:x1="15.316cm" svg:y1="6.441cm" svg:x2="18.745cm" svg:y2="11.013cm">
          <text:p/>
        </draw:line>
        <draw:frame draw:style-name="gr3" draw:text-style-name="P3" draw:layer="layout" svg:width="1.299cm" svg:height="0.853cm" svg:x="14.906cm" svg:y="4.663cm">
          <draw:text-box>
            <text:p><text:span text:style-name="T1">S2</text:span></text:p>
          </draw:text-box>
        </draw:frame>
        <draw:line draw:style-name="gr2" draw:text-style-name="P2" draw:layer="layout" svg:x1="7.35cm" svg:y1="6.207cm" svg:x2="13.573cm" svg:y2="6.207cm">
          <text:p/>
        </draw:line>
        <draw:frame draw:style-name="gr3" draw:text-style-name="P3" draw:layer="layout" svg:width="1.299cm" svg:height="0.853cm" svg:x="1.352cm" svg:y="12.049cm">
          <draw:text-box>
            <text:p><text:span text:style-name="T1">h1</text:span></text:p>
          </draw:text-box>
        </draw:frame>
        <draw:frame draw:style-name="gr3" draw:text-style-name="P3" draw:layer="layout" svg:width="1.299cm" svg:height="0.853cm" svg:x="5.553cm" svg:y="12.05cm">
          <draw:text-box>
            <text:p><text:span text:style-name="T1">h2</text:span></text:p>
          </draw:text-box>
        </draw:frame>
        <draw:frame draw:style-name="gr3" draw:text-style-name="P3" draw:layer="layout" svg:width="1.299cm" svg:height="0.853cm" svg:x="13.798cm" svg:y="12.176cm">
          <draw:text-box>
            <text:p><text:span text:style-name="T1">h3</text:span></text:p>
          </draw:text-box>
        </draw:frame>
        <draw:frame draw:style-name="gr3" draw:text-style-name="P3" draw:layer="layout" svg:width="1.299cm" svg:height="0.853cm" svg:x="18.497cm" svg:y="12.212cm">
          <draw:text-box>
            <text:p><text:span text:style-name="T1">h4</text:span></text:p>
          </draw:text-box>
        </draw:frame>
        <draw:custom-shape draw:style-name="gr4" draw:text-style-name="P1" draw:layer="layout" svg:width="8.382cm" svg:height="9.525cm" svg:x="0.492cm" svg:y="18.65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74cm" svg:height="1.033cm" svg:x="2.885cm" svg:y="20.93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0.978cm" svg:y="25.932cm">
          <draw:image xlink:href="Pictures/10000201000001C70000013BC62B2C9F0716255A.png" xlink:type="simple" xlink:show="embed" xlink:actuate="onLoad">
            <text:p/>
          </draw:image>
        </draw:frame>
        <draw:frame draw:style-name="gr1" draw:text-style-name="P1" draw:layer="layout" svg:width="2.019cm" svg:height="1.397cm" svg:x="5.042cm" svg:y="25.932cm">
          <draw:image xlink:href="Pictures/10000201000001C70000013B0C38BEE8926534B4.png" xlink:type="simple" xlink:show="embed" xlink:actuate="onLoad">
            <text:p/>
          </draw:image>
        </draw:frame>
        <draw:line draw:style-name="gr2" draw:text-style-name="P2" draw:layer="layout" svg:x1="4.522cm" svg:y1="21.713cm" svg:x2="2.235cm" svg:y2="25.932cm">
          <text:p/>
        </draw:line>
        <draw:line draw:style-name="gr2" draw:text-style-name="P2" draw:layer="layout" svg:x1="5.919cm" svg:y1="21.586cm" svg:x2="5.918cm" svg:y2="26.059cm">
          <text:p/>
        </draw:line>
        <draw:frame draw:style-name="gr3" draw:text-style-name="P3" draw:layer="layout" svg:width="1.299cm" svg:height="0.853cm" svg:x="4.619cm" svg:y="19.963cm">
          <draw:text-box>
            <text:p><text:span text:style-name="T1">S1</text:span></text:p>
          </draw:text-box>
        </draw:frame>
        <draw:frame draw:style-name="gr1" draw:text-style-name="P1" draw:layer="layout" svg:width="4.774cm" svg:height="1.033cm" svg:x="13.186cm" svg:y="20.93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13.424cm" svg:y="26.059cm">
          <draw:image xlink:href="Pictures/10000201000001C70000013B22800EB7BA31FE42.png" xlink:type="simple" xlink:show="embed" xlink:actuate="onLoad">
            <text:p/>
          </draw:image>
        </draw:frame>
        <draw:frame draw:style-name="gr1" draw:text-style-name="P1" draw:layer="layout" svg:width="2.019cm" svg:height="1.397cm" svg:x="18.123cm" svg:y="26.186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4.823cm" svg:y1="21.713cm" svg:x2="14.427cm" svg:y2="26.186cm">
          <text:p/>
        </draw:line>
        <draw:line draw:style-name="gr2" draw:text-style-name="P2" draw:layer="layout" svg:x1="15.316cm" svg:y1="21.741cm" svg:x2="18.745cm" svg:y2="26.313cm">
          <text:p/>
        </draw:line>
        <draw:frame draw:style-name="gr3" draw:text-style-name="P3" draw:layer="layout" svg:width="1.299cm" svg:height="0.853cm" svg:x="14.906cm" svg:y="19.963cm">
          <draw:text-box>
            <text:p><text:span text:style-name="T1">S2</text:span></text:p>
          </draw:text-box>
        </draw:frame>
        <draw:line draw:style-name="gr2" draw:text-style-name="P2" draw:layer="layout" svg:x1="7.35cm" svg:y1="21.507cm" svg:x2="13.573cm" svg:y2="21.507cm">
          <text:p/>
        </draw:line>
        <draw:frame draw:style-name="gr3" draw:text-style-name="P3" draw:layer="layout" svg:width="1.299cm" svg:height="0.853cm" svg:x="1.352cm" svg:y="27.349cm">
          <draw:text-box>
            <text:p><text:span text:style-name="T1">h1</text:span></text:p>
          </draw:text-box>
        </draw:frame>
        <draw:frame draw:style-name="gr3" draw:text-style-name="P3" draw:layer="layout" svg:width="1.299cm" svg:height="0.853cm" svg:x="5.553cm" svg:y="27.35cm">
          <draw:text-box>
            <text:p><text:span text:style-name="T1">h2</text:span></text:p>
          </draw:text-box>
        </draw:frame>
        <draw:frame draw:style-name="gr3" draw:text-style-name="P3" draw:layer="layout" svg:width="1.299cm" svg:height="0.853cm" svg:x="13.798cm" svg:y="27.476cm">
          <draw:text-box>
            <text:p><text:span text:style-name="T1">h3</text:span></text:p>
          </draw:text-box>
        </draw:frame>
        <draw:frame draw:style-name="gr3" draw:text-style-name="P3" draw:layer="layout" svg:width="1.299cm" svg:height="0.853cm" svg:x="18.497cm" svg:y="27.512cm">
          <draw:text-box>
            <text:p><text:span text:style-name="T1">h4</text:span></text:p>
          </draw:text-box>
        </draw:frame>
        <draw:custom-shape draw:style-name="gr5" draw:text-style-name="P1" draw:layer="layout" svg:width="8.382cm" svg:height="9.525cm" svg:x="11.668cm" svg:y="18.90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064cm" svg:height="1.673cm" svg:x="3.159cm" svg:y="17.637cm">
          <draw:text-box>
            <text:p text:style-name="P4">Computer1</text:p>
          </draw:text-box>
        </draw:frame>
        <draw:frame draw:style-name="gr6" draw:text-style-name="P5" draw:layer="layout" svg:width="4.064cm" svg:height="1.673cm" svg:x="13.7cm" svg:y="17.891cm">
          <draw:text-box>
            <text:p text:style-name="P4">Computer2</text:p>
          </draw:text-box>
        </draw:frame>
        <draw:line draw:style-name="gr7" draw:text-style-name="P1" draw:layer="layout" svg:x1="7.35cm" svg:y1="21.701cm" svg:x2="13.446cm" svg:y2="21.701cm">
          <text:p/>
        </draw:line>
        <draw:line draw:style-name="gr7" draw:text-style-name="P1" draw:layer="layout" svg:x1="7.35cm" svg:y1="21.293cm" svg:x2="13.446cm" svg:y2="21.293cm">
          <text:p/>
        </draw:line>
        <draw:frame draw:style-name="gr8" draw:text-style-name="P7" draw:layer="layout" svg:width="1.778cm" svg:height="0.911cm" svg:x="9.509cm" svg:y="20.304cm">
          <draw:text-box>
            <text:p text:style-name="P6">G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09:43:48.774569133</meta:creation-date>
    <dc:date>2018-08-24T09:56:17.691207247</dc:date>
    <meta:editing-duration>PT2M9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